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d8c8" officeooo:paragraph-rsid="0014d8c8"/>
    </style:style>
    <style:style style:name="P2" style:family="paragraph" style:parent-style-name="Standard">
      <style:paragraph-properties fo:text-align="center" style:justify-single-word="false"/>
      <style:text-properties fo:font-size="20pt" fo:font-weight="bold" officeooo:rsid="0014d8c8" officeooo:paragraph-rsid="0014d8c8"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16a4d9" officeooo:paragraph-rsid="0016a4d9" style:font-size-asian="17.5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1c21ed" officeooo:paragraph-rsid="001c21ed" style:font-size-asian="17.5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14d8c8" officeooo:paragraph-rsid="0014d8c8"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a5571" officeooo:paragraph-rsid="001a5571" style:font-size-asian="20pt" style:font-weight-asian="bold" style:font-size-complex="20pt" style:font-weight-complex="bold"/>
    </style:style>
    <style:style style:name="P7" style:family="paragraph" style:parent-style-name="Standard">
      <style:text-properties fo:font-size="14pt" officeooo:rsid="0014d8c8" officeooo:paragraph-rsid="0014d8c8" style:font-size-asian="14pt" style:font-size-complex="14pt"/>
    </style:style>
    <style:style style:name="P8" style:family="paragraph" style:parent-style-name="Standard">
      <style:paragraph-properties fo:text-align="start" style:justify-single-word="false"/>
      <style:text-properties fo:font-size="14pt" fo:font-weight="normal" officeooo:rsid="0016a4d9" officeooo:paragraph-rsid="0016a4d9"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3pt" fo:font-weight="normal" officeooo:rsid="0014d8c8" officeooo:paragraph-rsid="0014d8c8"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4d8c8" officeooo:paragraph-rsid="0014d8c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16a4d9" officeooo:paragraph-rsid="0016a4d9"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16a4d9" officeooo:paragraph-rsid="00175d89"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175d89" officeooo:paragraph-rsid="00175d89"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1a5571" officeooo:paragraph-rsid="001a5571"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c21ed" officeooo:paragraph-rsid="001c21ed"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officeooo:paragraph-rsid="0018a7ec"/>
    </style:style>
    <style:style style:name="P17" style:family="paragraph" style:parent-style-name="Standard">
      <style:paragraph-properties fo:text-align="start" style:justify-single-word="false"/>
      <style:text-properties fo:font-size="20pt" fo:font-weight="bold" officeooo:rsid="001c21ed" officeooo:paragraph-rsid="001c21ed" style:font-size-asian="17.5pt" style:font-weight-asian="bold" style:font-size-complex="20pt" style:font-weight-complex="bold"/>
    </style:style>
    <style:style style:name="P18" style:family="paragraph" style:parent-style-name="Standard">
      <style:paragraph-properties fo:text-align="start" style:justify-single-word="false"/>
      <style:text-properties fo:font-size="20pt" fo:font-weight="bold" officeooo:rsid="0016a4d9" officeooo:paragraph-rsid="0016a4d9" style:font-size-asian="17.5pt" style:font-weight-asian="bold" style:font-size-complex="20pt" style:font-weight-complex="bold"/>
    </style:style>
    <style:style style:name="P19" style:family="paragraph" style:parent-style-name="Standard">
      <style:paragraph-properties fo:text-align="start" style:justify-single-word="false"/>
      <style:text-properties fo:font-size="13pt" fo:font-weight="normal" officeooo:rsid="001c21ed" officeooo:paragraph-rsid="001c21ed"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1c21ed" officeooo:paragraph-rsid="0021869f"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normal" officeooo:rsid="0026112f" officeooo:paragraph-rsid="0026112f"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1a5571" officeooo:paragraph-rsid="001a5571"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officeooo:rsid="0016a4d9" officeooo:paragraph-rsid="00175d89"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font-weight="normal" officeooo:rsid="0016a4d9" officeooo:paragraph-rsid="002a52f5"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font-weight="normal" officeooo:rsid="0016a4d9" officeooo:paragraph-rsid="002c3803"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font-weight="normal" officeooo:rsid="00175d89" officeooo:paragraph-rsid="00175d89"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fo:font-weight="normal" officeooo:rsid="00175d89" officeooo:paragraph-rsid="002a52f5"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fo:font-weight="normal" officeooo:rsid="002a52f5" officeooo:paragraph-rsid="002a52f5"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font-weight="normal" officeooo:rsid="0014d8c8" officeooo:paragraph-rsid="0014d8c8"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fo:font-weight="normal" officeooo:rsid="0023407b" officeooo:paragraph-rsid="0026112f"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font-size="13pt" fo:font-weight="normal" officeooo:rsid="0014d8c8" officeooo:paragraph-rsid="0014d8c8"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officeooo:paragraph-rsid="00288bb1"/>
    </style:style>
    <style:style style:name="P33" style:family="paragraph" style:parent-style-name="Standard">
      <style:paragraph-properties fo:text-align="start" style:justify-single-word="false"/>
      <style:text-properties officeooo:rsid="00195bc8" officeooo:paragraph-rsid="00195bc8"/>
    </style:style>
    <style:style style:name="P34" style:family="paragraph" style:parent-style-name="Standard">
      <style:paragraph-properties fo:text-align="start" style:justify-single-word="false"/>
      <style:text-properties officeooo:rsid="001a5571" officeooo:paragraph-rsid="001a5571"/>
    </style:style>
    <style:style style:name="P35" style:family="paragraph" style:parent-style-name="Standard">
      <style:paragraph-properties fo:text-align="start" style:justify-single-word="false"/>
      <style:text-properties officeooo:rsid="002c3803" officeooo:paragraph-rsid="002c3803"/>
    </style:style>
    <style:style style:name="T1" style:family="text">
      <style:text-properties officeooo:rsid="0016a4d9"/>
    </style:style>
    <style:style style:name="T2" style:family="text">
      <style:text-properties fo:font-size="13pt" fo:font-weight="normal" style:font-size-asian="11.3500003814697pt" style:font-weight-asian="normal" style:font-size-complex="13pt" style:font-weight-complex="normal"/>
    </style:style>
    <style:style style:name="T3" style:family="text">
      <style:text-properties fo:font-size="13pt" fo:font-weight="normal" officeooo:rsid="0018a7ec" style:font-size-asian="11.3500003814697pt" style:font-weight-asian="normal" style:font-size-complex="13pt" style:font-weight-complex="normal"/>
    </style:style>
    <style:style style:name="T4" style:family="text">
      <style:text-properties fo:font-size="13pt" fo:font-weight="normal" officeooo:rsid="00288bb1" style:font-size-asian="11.3500003814697pt" style:font-weight-asian="normal" style:font-size-complex="13pt" style:font-weight-complex="normal"/>
    </style:style>
    <style:style style:name="T5" style:family="text">
      <style:text-properties fo:font-size="13pt" fo:font-weight="normal" officeooo:rsid="0016a4d9" style:font-size-asian="11.3500003814697pt" style:font-weight-asian="normal" style:font-size-complex="13pt" style:font-weight-complex="normal"/>
    </style:style>
    <style:style style:name="T6" style:family="text">
      <style:text-properties fo:font-size="13pt" fo:font-weight="normal" officeooo:rsid="0018a7ec" style:font-size-asian="13pt" style:font-weight-asian="normal" style:font-size-complex="13pt" style:font-weight-complex="normal"/>
    </style:style>
    <style:style style:name="T7" style:family="text">
      <style:text-properties fo:font-size="13pt" style:font-size-asian="13pt" style:font-size-complex="13pt"/>
    </style:style>
    <style:style style:name="T8" style:family="text">
      <style:text-properties officeooo:rsid="00175d89"/>
    </style:style>
    <style:style style:name="T9" style:family="text">
      <style:text-properties officeooo:rsid="0018a7ec"/>
    </style:style>
    <style:style style:name="T10" style:family="text">
      <style:text-properties officeooo:rsid="00195bc8"/>
    </style:style>
    <style:style style:name="T11" style:family="text">
      <style:text-properties officeooo:rsid="001a5571"/>
    </style:style>
    <style:style style:name="T12" style:family="text">
      <style:text-properties officeooo:rsid="001e12a0"/>
    </style:style>
    <style:style style:name="T13" style:family="text">
      <style:text-properties officeooo:rsid="001fe976"/>
    </style:style>
    <style:style style:name="T14" style:family="text">
      <style:text-properties officeooo:rsid="0021869f"/>
    </style:style>
    <style:style style:name="T15" style:family="text">
      <style:text-properties officeooo:rsid="002534e9"/>
    </style:style>
    <style:style style:name="T16" style:family="text">
      <style:text-properties officeooo:rsid="0026112f"/>
    </style:style>
    <style:style style:name="T17" style:family="text">
      <style:text-properties officeooo:rsid="002745f7"/>
    </style:style>
    <style:style style:name="T18" style:family="text">
      <style:text-properties officeooo:rsid="00288bb1"/>
    </style:style>
    <style:style style:name="T19" style:family="text">
      <style:text-properties officeooo:rsid="002af676"/>
    </style:style>
    <style:style style:name="T20" style:family="text">
      <style:text-properties officeooo:rsid="002c3803"/>
    </style:style>
    <style:style style:name="T21" style:family="text">
      <style:text-properties officeooo:rsid="002c83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SCAL Antoine</text:p>
      <text:p text:style-name="P1"/>
      <text:p text:style-name="P2">Diminution des calculs d’un raymarcher.</text:p>
      <text:p text:style-name="P2"/>
      <text:p text:style-name="P4">Motivation <text:span text:style-name="T21">(50 mots)</text:span></text:p>
      <text:p text:style-name="P9"><text:span text:style-name="T15">Ayant</text:span> programmé mon premier moteur 3D il y a <text:span text:style-name="T12">4</text:span> ans, l’idée m’est venue de l’améliorer via des <text:span text:style-name="T14">techniques</text:span> <text:span text:style-name="T14">apprises</text:span> depuis. Les moteurs 3D sont utilisés dans divers domaines <text:span text:style-name="T12">scientifiques</text:span> ou de loisirs. Il <text:span text:style-name="T13">est</text:span> <text:span text:style-name="T12">donc</text:span> important de diminuer le coût de calcul quand les rendus pren<text:span text:style-name="T14">nent </text:span><text:span text:style-name="T12">beaucoup de temps</text:span>.</text:p>
      <text:p text:style-name="P9"/>
      <text:p text:style-name="P9"/>
      <text:p text:style-name="P4">Ancrage <text:span text:style-name="T21">(26 mots)</text:span></text:p>
      <text:p text:style-name="P20">En étudiant le raymarching et ses techniques d’amélioration, mon TIPE met en lumière la transformation d’objets mathématiques en scènes 3D grâce à des algorithmes <text:span text:style-name="T19">plus </text:span>efficaces.</text:p>
      <text:p text:style-name="P9"/>
      <text:p text:style-name="P9"/>
      <text:p text:style-name="P5">Positionnement thématique</text:p>
      <text:p text:style-name="P10">INFORMATIQUE (informatique <text:span text:style-name="T1">théorique), INFORMATIQUE (informatique pratique</text:span>)</text:p>
      <text:p text:style-name="P10"/>
      <text:p text:style-name="P10"/>
      <text:p text:style-name="P3">Mots-clés <text:span text:style-name="T21">(8 expressions</text:span></text:p>
      <text:p text:style-name="P8">Mots-clés (en français) <text:s text:c="10"/>Mots-clé (en anglais)</text:p>
      <text:p text:style-name="P24">rendu de scène 3D <text:s text:c="21"/>rendering 3D scenes</text:p>
      <text:p text:style-name="P27">marche de rayons <text:s text:c="22"/>raymarching</text:p>
      <text:p text:style-name="P11">rayons <text:s text:c="40"/>rays</text:p>
      <text:p text:style-name="P11">fonction de distance signée <text:s text:c="7"/>signed distance function (SDF)</text:p>
      <text:p text:style-name="P11">arbres <text:s text:c="41"/>trees</text:p>
      <text:p text:style-name="P28">lancer de rayons <text:s text:c="6"/><text:tab/> <text:s text:c="7"/>raytracing</text:p>
      <text:p text:style-name="P13">shader <text:s text:c="40"/>shader</text:p>
      <text:p text:style-name="P13"/>
      <text:p text:style-name="P3"/>
      <text:p text:style-name="P3">Bibliographie commentée <text:span text:style-name="T21">(337 mots)</text:span></text:p>
      <text:p text:style-name="P25">Le raymarching<text:span text:style-name="T9">[1]</text:span> est une technique de rendu d’objets 3D qui consiste pour chaque pixel d’une image, à calculer la couleur de celui-ci <text:span text:style-name="T9">grâce aux SDF définissant chaque objet de la scène[2].</text:span> <text:span text:style-name="T10">Cette technique</text:span> est principalement utilisé<text:span text:style-name="T10">e</text:span> pour calculer des nuages ou encore afficher des fractales 3D. Ce procédé est coûteux en calcul et ce coût augmente avec le nombre d’objets et le calcul d’éclairage. <text:span text:style-name="T8">L’objectif est donc de trouver une manière de diminuer ces calculs.</text:span></text:p>
      <text:p text:style-name="P25"/>
      <text:p text:style-name="P25"/>
      <text:p text:style-name="P25"><text:span text:style-name="T8">Certaines implémentations diminuent simplement le nombre maximum d’itération</text:span><text:span text:style-name="T10">s</text:span><text:span text:style-name="T8"> </text:span><text:span text:style-name="T10">pour</text:span><text:span text:style-name="T8"> chaque pixel</text:span><text:span text:style-name="T10">s</text:span><text:span text:style-name="T8">, approximant ainsi le rendu. L’implémentation d’arbres de recherche dans un espace découpé (</text:span><text:span text:style-name="T11">kd</text:span><text:span text:style-name="T8">tree par exemple) peut également être utilisée</text:span><text:span text:style-name="T11">[3] </text:span><text:span text:style-name="T18">ainsi qu’une part de raytracing sur des formes simples qui se fait plus rapidement[4]</text:span><text:span text:style-name="T8">.</text:span></text:p>
      <text:p text:style-name="P25"><text:soft-page-break/><text:span text:style-name="T8">Nous implémente</text:span><text:span text:style-name="T17">rons</text:span><text:span text:style-name="T8"> le moteur </text:span><text:span text:style-name="T17">avec</text:span><text:span text:style-name="T8"> une API de rendu graphique, OpenGL qui permet de compiler des programmes en GLSL (OpenGL shader langage) </text:span><text:span text:style-name="T10">[</text:span><text:span text:style-name="T18">5</text:span><text:span text:style-name="T10">]</text:span><text:span text:style-name="T8"> et de les exécuter par l</text:span><text:span text:style-name="T17">e processeur</text:span><text:span text:style-name="T8"> graphique de l’ordinateur. Cette compilation et l’affichage se fera avec un programme en C. Nous utiliserons un type de shader particulier, les fragment shader qui permettent de calculer la couleurs de chaque pixel un à un dans une zone donnée </text:span><text:span text:style-name="T10">(ici toute </text:span><text:span text:style-name="T17">une</text:span><text:span text:style-name="T10"> fenêtre).</text:span></text:p>
      <text:p text:style-name="P25"/>
      <text:p text:style-name="P25"><text:span text:style-name="T8">Il est important de noter que la mémoire utilisée par le fragment shader et le programme C </text:span><text:span text:style-name="T10">sont</text:span><text:span text:style-name="T8"> différente</text:span><text:span text:style-name="T10">s</text:span><text:span text:style-name="T8">. Ainsi, effectuer le pré-traitement de la scène (comme son découpage</text:span><text:span text:style-name="T17">)</text:span><text:span text:style-name="T8"> doit se faire dans le programme C et non dans le shader, qui est appelé pixel par pixel. </text:span><text:span text:style-name="T17">Il est donc</text:span><text:span text:style-name="T8"> nécess</text:span><text:span text:style-name="T17">aire</text:span><text:span text:style-name="T8"> </text:span><text:span text:style-name="T17">d’avoir </text:span><text:span text:style-name="T8">un moyen de transmettre les informations au shader </text:span><text:span text:style-name="T17">depuis le programme</text:span><text:span text:style-name="T8">.</text:span><text:span text:style-name="T20">[6]</text:span></text:p>
      <text:p text:style-name="P25"/>
      <text:p text:style-name="P25"><text:span text:style-name="T11">Cette méthode est moins efficace que de coder directement les paramètre de la scène dans le shader via des constantes car dans le second cas, la compilation va pré-calculer certaines choses et les informations seront stockées dans une autre partie de la mémoire à accès plus rapide. C’est pourquoi nous compareront les performances du moteurs uniquement avec le passage en paramètre de la scène pour obtenir des comparaisons acceptables et non biaisés, l’objectif étant seulement de diminuer les calculs </text:span><text:span text:style-name="T17">du shader</text:span><text:span text:style-name="T11">.</text:span></text:p>
      <text:p text:style-name="P12"/>
      <text:p text:style-name="P12"/>
      <text:p text:style-name="P6">Problématique retenue <text:span text:style-name="T21">(15 mots)</text:span></text:p>
      <text:p text:style-name="P30">Comment diminuer le coût de calcul d’un raymarching pour simuler efficacement des scènes 3D ?</text:p>
      <text:p text:style-name="P14"/>
      <text:p text:style-name="P14"/>
      <text:p text:style-name="P4">Objectifs du TIPE <text:span text:style-name="T21">(60 mots)</text:span></text:p>
      <text:p text:style-name="P15">1. Implémenter un premier moteur de raymarching (programme C et fragment shader GLSL) et une scène de référence.</text:p>
      <text:p text:style-name="P15">2. Implémenter une manière de transmettre les informations de pré-traitement au shader.</text:p>
      <text:p text:style-name="P21">3. Trouver un indicateur permettant de comparer le coût de calcul de 2 rendus.</text:p>
      <text:p text:style-name="P15"><text:span text:style-name="T16">4</text:span>. Implémenter plusieurs algorithmes pouvant permettre de diminuer les calculs.</text:p>
      <text:p text:style-name="P15"><text:span text:style-name="T16">5</text:span>. Comparer les résultats et conclure.</text:p>
      <text:p text:style-name="P12"/>
      <text:p text:style-name="P12"/>
      <text:p text:style-name="P4">Références bibliographiques <text:span text:style-name="T21">(6 références)</text:span></text:p>
      <text:p text:style-name="P16"><text:span text:style-name="T3">[1] <text:s/></text:span>William Guimont-Martin, <text:span text:style-name="T9">raymarching,</text:span> https://willguimont.github.io/cs/2021/03/16/ray-marching.html</text:p>
      <text:p text:style-name="P16"><text:span text:style-name="T3">[2</text:span><text:span text:style-name="T6">] </text:span><text:span text:style-name="T7">Inigo Quilez, </text:span><text:span text:style-name="T6">signed distanc</text:span><text:span text:style-name="T3">e functions, </text:span><text:a xlink:type="simple" xlink:href="https://iquilezles.org/articles/distfunctions/4" text:style-name="Internet_20_link" text:visited-style-name="Visited_20_Internet_20_Link"><text:span text:style-name="T3">https://iquilezles.org/articles/distfunctions</text:span></text:a></text:p>
      <text:p text:style-name="P34"><text:span text:style-name="T2">[3] Inigo Quilez, binary search, </text:span><text:a xlink:type="simple" xlink:href="https://iquilezles.org/articles/binarysearchsdf/" text:style-name="Internet_20_link" text:visited-style-name="Visited_20_Internet_20_Link"><text:span text:style-name="T2">https://iquilezles.org/articles/binarysearchsdf/</text:span></text:a></text:p>
      <text:p text:style-name="P32"><text:span text:style-name="T4">[4] </text:span><text:span text:style-name="T2">victor's tech art blog, </text:span><text:span text:style-name="T4">raytracing https://viclw17.github.io/2018/07/16/raytracing-ray-sphere-intersection</text:span></text:p>
      <text:p text:style-name="P33"><text:span text:style-name="T3">[</text:span><text:span text:style-name="T4">5</text:span><text:span text:style-name="T2">] GLSL, </text:span><text:a xlink:type="simple" xlink:href="https://learnopengl.com/Getting-started/Shaders" text:style-name="Internet_20_link" text:visited-style-name="Visited_20_Internet_20_Link"><text:span text:style-name="T2">https://learnopengl.com/Getting-started/Shaders</text:span></text:a></text:p>
      <text:p text:style-name="P35"><text:span text:style-name="T2">[6] Doc OpenGL, UBO, https://www.khronos.org/opengl/wiki/Uniform_Buffer_Obje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23:08:44.523766485</meta:creation-date>
    <dc:date>2025-01-08T16:55:30.076361303</dc:date>
    <meta:editing-duration>PT52M18S</meta:editing-duration>
    <meta:editing-cycles>7</meta:editing-cycles>
    <meta:generator>LibreOffice/7.0.4.2$Linux_X86_64 LibreOffice_project/00$Build-2</meta:generator>
    <meta:document-statistic meta:table-count="0" meta:image-count="0" meta:object-count="0" meta:page-count="2" meta:paragraph-count="38" meta:word-count="597" meta:character-count="4384" meta:non-whitespace-character-count="3628"/>
  </office:meta>
</office:document-meta>
</file>